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widows="1" fo:text-indent="0in" style:auto-text-indent="false"/>
      <style:text-properties fo:font-variant="normal" fo:text-transform="none" fo:color="#000000" fo:letter-spacing="normal" fo:font-style="normal" fo:font-weight="normal" officeooo:paragraph-rsid="0007b9b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SyndicObjectID":"FMA072878000016",<text:line-break/>"Published":"2012-04-11T16:10:32.873",<text:line-break/>"Updated":"2016-01-19T09:47:13",<text:line-break/>"<text:span text:style-name="T1">SyndicObjectName</text:span>":"EUROPAJAZZ FESTIVAL",<text:line-break/>"SyndicStructureId":"e37af975-a9c8-4c49-b72d-7c486e93122a",<text:line-break/>"<text:span text:style-name="T1">GmapLatitude</text:span>":"47.9908779",<text:line-break/>"<text:span text:style-name="T1">GmapLongitude</text:span>":"0.24142796",<text:line-break/>"ObjectTypeFix":"15D7DCFC-1064-40A5-9EDA-EF16239A8888",<text:line-break/>"<text:span text:style-name="T1">ObjectTypeName</text:span>":"F\u00eates et manifestations",<text:line-break/>"SyndicObjectOrder":"1",<text:line-break/>"<text:span text:style-name="T1">Commune</text:span>":"LE MANS",<text:line-break/>"VisiteDureeMoyenneGroupe":null,<text:line-break/>"VisiteGroupeGuideeEnPermanence":null,<text:line-break/>"CodeInseeCommune":"72181",<text:line-break/>"PeriodicitePrecisions":null,<text:line-break/>"Cedex":null,<text:line-break/>"Adresse2":null,<text:line-break/>"NomOffre":"EUROPAJAZZ FESTIVAL",<text:line-break/>"VisiteGuideeSurDemande":null,<text:line-break/>"Adresse1":null,<text:line-break/>"Categorie":{"ThesID":"030067f4-0809-44dd-bcae-d1d152a4e4c5",<text:line-break/>"ThesLibelle":"Festival",<text:line-break/>"ThesPicto":"",<text:line-break/>"ThesCode":"FESTI",<text:line-break/>"ThesOrdre":8},<text:line-break/>"CodePostal":"72000",<text:line-break/>"Adresse3":null,<text:line-break/>"TarifGratuit":false,<text:line-break/>"VisiteGroupePedagogiqueEnPermanence":null,<text:line-break/>"Periodicite":{"ThesID":"1e7443fe-244b-4cda-ae8c-54f9e403636d",<text:line-break/>"ThesLibelle":"Annuel",<text:line-break/>"ThesPicto":"",<text:line-break/>"ThesCode":"LP002","ThesOrdre":0},<text:line-break/>"Adresse1Suite":"Divers lieux",<text:line-break/>"VisiteGuideeEnPermanence":null,<text:line-break/>"VisiteGroupeGuideeSurDemande":null,<text:line-break/>"VisiteGroupeLibreEnPermanence":null,<text:line-break/>"SPBureauDistributeur":null,<text:line-break/>"VisiteDureeMoyenne":null,<text:line-break/>"VisiteLibreEnPermanence":null,<text:line-break/>"TIS_TRACKING_OFFRE":"&lt;script type=\"text/javascript\"&gt;var _gaq=_gaq||[];(function(n){function r(n){var t=new RegExp(\"(?:; )?\"+n+\"=([^;]*);?\");return t.test(document.cookie)?decodeURIComponent(RegExp.$1):null}function i(){if(typeof jQuery==\"undefined\")t||(t=!0,document.write('&lt;script type=\"text/javascript\" src=\"http://code.jquery.com/jquery-latest.min.js\"&gt;&lt;\\/script&gt;&lt;script type=\"text/javascript\"&gt;jQuery.noConflict();&lt;\\/script&gt;')),setTimeout(i,50);else{var n=jQuery.fn.jquery.split(\".\"),r=parseInt(n[0],10)*1e3+(n.length&gt;1?parseInt(n[1],10):0);r&lt;1003&amp;&amp;alert(\"Veuillez mettre \u00e0 jour jQuery.\")}}var u=r(\"__utma\"),t;n.push([\"fs._setAccount\",\"UA-35615413-1\"]);n.push([\"fs._setCustomVar\",1,\"STRUCT\",\"4-16-\",3]);n.push([\"fs._setCustomVar\",2,\"SYND\",\"2-4-1344-\",3]);n.push([\"fs._setCustomVar\",3,\"OFFRE\",\"2-FMA072878000016-\",3]);n.push([\"fs._setCustomVar\",4,\"UTIL\",u,3]);n.push([\"fs._setDomainName\",\"tourinsoft.com\"]);n.push([\"fs._trackPageview\"]);t=!1;i()})(_gaq)&lt;/script&gt;&lt;script type=\"text/javascript\"&gt;(function(n){var t=function(){var t=n(this);_gaq.push([\"fs._trackEvent\",\"CLIC_OFFRE\",t.attr(\"data-type\"),t.attr(\"href\")])};n(function(){if(n.fn.on)n(document).on(\"click\",'a[data-type=\"FICHIER\"],a[data-type=\"MAILTO\"],a[data-type=\"URL\"],a[data-type=\"TEL\"],a[data-<text:soft-page-break/>type=\"TRACE\"]',t);else n.fn.live?n('a[data-type=\"FICHIER\"],a[data-type=\"MAILTO\"],a[data-type=\"URL\"],a[data-type=\"TEL\"],a[data-type=\"TRACE\"]').live(\"click\",t):n.fn.click&amp;&amp;n('a[data-type=\"FICHIER\"],a[data-type=\"MAILTO\"],a[data-type=\"URL\"],a[data-type=\"TEL\"],a[data-type=\"TRACE\"]').click(t)})})(jQuery)&lt;/script&gt;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2:30:42.625619391</meta:creation-date>
    <dc:date>2016-01-23T12:41:12.765489803</dc:date>
    <meta:editing-duration>PT5M23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2" meta:paragraph-count="1" meta:word-count="69" meta:character-count="2945" meta:non-whitespace-character-count="2877"/>
  </office:meta>
</office:document-meta>
</file>